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6.85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Heading1">
      <style:table-cell-properties fo:background-color="#00800b"/>
      <style:text-properties fo:color="#800000"/>
    </style:style>
    <style:style style:name="ce2" style:family="table-cell" style:parent-style-name="Default">
      <style:table-cell-properties fo:border="1.39pt solid #000000"/>
    </style:style>
    <style:style style:name="ce3" style:family="table-cell" style:parent-style-name="Default">
      <style:table-cell-properties style:text-align-source="fix" style:repeat-content="false" style:vertical-align="automatic"/>
      <style:paragraph-properties fo:text-align="end"/>
      <style:text-properties fo:color="#800000" fo:font-size="18pt" style:font-size-asian="18pt" style:font-size-complex="18pt"/>
    </style:style>
    <style:style style:name="ce4" style:family="table-cell" style:parent-style-name="Default">
      <style:table-cell-properties fo:border="2.86pt dash-dot #800000"/>
    </style:style>
    <style:style style:name="ce5" style:family="table-cell" style:parent-style-name="Default">
      <style:table-cell-properties fo:border="0.54pt dashed #00800b"/>
    </style:style>
  </office:automatic-styles>
  <office:body>
    <office:spreadsheet>
      <table:table table:name="ChartTest" table:style-name="ta1">
        <table:table-column table:style-name="co1" table:number-columns-repeated="14" table:default-cell-style-name="Default"/>
        <table:table-row table:style-name="ro1">
          <table:table-cell/>
          <table:table-cell office:value-type="string" calcext:value-type="string">
            <text:p>JAN</text:p>
          </table:table-cell>
          <table:table-cell office:value-type="string" calcext:value-type="string">
            <text:p>FEB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JUN</text:p>
          </table:table-cell>
          <table:table-cell office:value-type="string" calcext:value-type="string">
            <text:p>JUL</text:p>
          </table:table-cell>
          <table:table-cell office:value-type="string" calcext:value-type="string">
            <text:p>AUG</text:p>
          </table:table-cell>
          <table:table-cell office:value-type="string" calcext:value-type="string">
            <text:p>SEP</text:p>
          </table:table-cell>
          <table:table-cell office:value-type="string" calcext:value-type="string">
            <text:p>OCT</text:p>
          </table:table-cell>
          <table:table-cell office:value-type="string" calcext:value-type="string">
            <text:p>NOV</text:p>
          </table:table-cell>
          <table:table-cell office:value-type="string" calcext:value-type="string">
            <text:p>DEC</text:p>
          </table:table-cell>
          <table:table-cell office:value-type="string" calcext:value-type="string">
            <text:p>SUM</text:p>
          </table:table-cell>
        </table:table-row>
        <table:table-row table:style-name="ro1">
          <table:table-cell office:value-type="string" calcext:value-type="string">
            <text:p>Smith</text:p>
          </table:table-cell>
          <table:table-cell office:value-type="float" office:value="42" calcext:value-type="float">
            <text:p>42</text:p>
          </table:table-cell>
          <table:table-cell office:value-type="float" office:value="58.9000015258789" calcext:value-type="float">
            <text:p>58.9000015259</text:p>
          </table:table-cell>
          <table:table-cell office:value-type="float" office:value="-66.5" calcext:value-type="float">
            <text:p>-66.5</text:p>
          </table:table-cell>
          <table:table-cell office:value-type="float" office:value="43.4000015258789" calcext:value-type="float">
            <text:p>43.4000015259</text:p>
          </table:table-cell>
          <table:table-cell office:value-type="float" office:value="44.5" calcext:value-type="float">
            <text:p>44.5</text:p>
          </table:table-cell>
          <table:table-cell office:value-type="float" office:value="45.2999992370606" calcext:value-type="float">
            <text:p>45.2999992371</text:p>
          </table:table-cell>
          <table:table-cell office:value-type="float" office:value="-67.3000030517578" calcext:value-type="float">
            <text:p>-67.3000030518</text:p>
          </table:table-cell>
          <table:table-cell office:value-type="float" office:value="30.5" calcext:value-type="float">
            <text:p>30.5</text:p>
          </table:table-cell>
          <table:table-cell office:value-type="float" office:value="23.2000007629395" calcext:value-type="float">
            <text:p>23.2000007629</text:p>
          </table:table-cell>
          <table:table-cell office:value-type="float" office:value="-97.3000030517578" calcext:value-type="float">
            <text:p>-97.3000030518</text:p>
          </table:table-cell>
          <table:table-cell office:value-type="float" office:value="22.3999996185303" calcext:value-type="float">
            <text:p>22.3999996185</text:p>
          </table:table-cell>
          <table:table-cell office:value-type="float" office:value="23.5" calcext:value-type="float">
            <text:p>23.5</text:p>
          </table:table-cell>
          <table:table-cell table:formula="of:=SUM([.B2:.M2])" office:value-type="float" office:value="102.599996566772" calcext:value-type="float">
            <text:p>102.5999965668</text:p>
          </table:table-cell>
        </table:table-row>
        <table:table-row table:style-name="ro1">
          <table:table-cell office:value-type="string" calcext:value-type="string">
            <text:p>Jones</text:p>
          </table:table-cell>
          <table:table-cell office:value-type="float" office:value="21" calcext:value-type="float">
            <text:p>21</text:p>
          </table:table-cell>
          <table:table-cell office:value-type="float" office:value="40.9000015258789" calcext:value-type="float">
            <text:p>40.9000015259</text:p>
          </table:table-cell>
          <table:table-cell office:value-type="float" office:value="-57.5" calcext:value-type="float">
            <text:p>-57.5</text:p>
          </table:table-cell>
          <table:table-cell office:value-type="float" office:value="-23.3999996185303" calcext:value-type="float">
            <text:p>-23.3999996185</text:p>
          </table:table-cell>
          <table:table-cell office:value-type="float" office:value="34.5" calcext:value-type="float">
            <text:p>34.5</text:p>
          </table:table-cell>
          <table:table-cell office:value-type="float" office:value="59.2999992370605" calcext:value-type="float">
            <text:p>59.2999992371</text:p>
          </table:table-cell>
          <table:table-cell office:value-type="float" office:value="27.2999992370605" calcext:value-type="float">
            <text:p>27.2999992371</text:p>
          </table:table-cell>
          <table:table-cell office:value-type="float" office:value="-38.5" calcext:value-type="float">
            <text:p>-38.5</text:p>
          </table:table-cell>
          <table:table-cell office:value-type="float" office:value="43.2000007629395" calcext:value-type="float">
            <text:p>43.2000007629</text:p>
          </table:table-cell>
          <table:table-cell office:value-type="float" office:value="57.2999992370606" calcext:value-type="float">
            <text:p>57.2999992371</text:p>
          </table:table-cell>
          <table:table-cell office:value-type="float" office:value="25.3999996185303" calcext:value-type="float">
            <text:p>25.3999996185</text:p>
          </table:table-cell>
          <table:table-cell office:value-type="float" office:value="28.5" calcext:value-type="float">
            <text:p>28.5</text:p>
          </table:table-cell>
          <table:table-cell table:formula="of:=SUM([.B3:.M3])" office:value-type="float" office:value="218" calcext:value-type="float">
            <text:p>218</text:p>
          </table:table-cell>
        </table:table-row>
        <table:table-row table:style-name="ro1">
          <table:table-cell office:value-type="string" calcext:value-type="string">
            <text:p>Brown</text:p>
          </table:table-cell>
          <table:table-cell office:value-type="float" office:value="31.4500007629395" calcext:value-type="float">
            <text:p>31.4500007629</text:p>
          </table:table-cell>
          <table:table-cell office:value-type="float" office:value="-20.8999996185303" calcext:value-type="float">
            <text:p>-20.8999996185</text:p>
          </table:table-cell>
          <table:table-cell office:value-type="float" office:value="-117.5" calcext:value-type="float">
            <text:p>-117.5</text:p>
          </table:table-cell>
          <table:table-cell office:value-type="float" office:value="23.3999996185303" calcext:value-type="float">
            <text:p>23.3999996185</text:p>
          </table:table-cell>
          <table:table-cell office:value-type="float" office:value="-114.5" calcext:value-type="float">
            <text:p>-114.5</text:p>
          </table:table-cell>
          <table:table-cell office:value-type="float" office:value="115.300003051758" calcext:value-type="float">
            <text:p>115.3000030518</text:p>
          </table:table-cell>
          <table:table-cell office:value-type="float" office:value="-171.300003051758" calcext:value-type="float">
            <text:p>-171.3000030518</text:p>
          </table:table-cell>
          <table:table-cell office:value-type="float" office:value="89.5" calcext:value-type="float">
            <text:p>89.5</text:p>
          </table:table-cell>
          <table:table-cell office:value-type="float" office:value="41.2000007629395" calcext:value-type="float">
            <text:p>41.2000007629</text:p>
          </table:table-cell>
          <table:table-cell office:value-type="float" office:value="71.3000030517578" calcext:value-type="float">
            <text:p>71.3000030518</text:p>
          </table:table-cell>
          <table:table-cell office:value-type="float" office:value="25.3999996185303" calcext:value-type="float">
            <text:p>25.3999996185</text:p>
          </table:table-cell>
          <table:table-cell office:value-type="float" office:value="38.5" calcext:value-type="float">
            <text:p>38.5</text:p>
          </table:table-cell>
          <table:table-cell table:formula="of:=SUM([.B4:.M4])" office:value-type="float" office:value="11.850004196167" calcext:value-type="float">
            <text:p>11.8500041962</text:p>
          </table:table-cell>
        </table:table-row>
      </table:table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Why</text:p>
          </table:table-cell>
          <table:table-cell office:value-type="string" calcext:value-type="string">
            <text:p>is 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world</text:p>
          </table:table-cell>
        </table:table-row>
        <table:table-row table:style-name="ro1">
          <table:table-cell office:value-type="string" calcext:value-type="string">
            <text:p>such 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ovely </text:p>
          </table:table-cell>
          <table:table-cell office:value-type="string" calcext:value-type="string">
            <text:p>plac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</table:table>
      <table:table table:name="Anurag" table:style-name="ta1">
        <table:table-column table:style-name="co1" table:number-columns-repeated="11" table:default-cell-style-name="Default"/>
        <table:table-row table:style-name="ro2">
          <table:table-cell table:style-name="ce1" office:value-type="string" calcext:value-type="string">
            <text:p>Vatika</text:p>
          </table:table-cell>
          <table:table-cell table:style-name="ce3" office:value-type="string" calcext:value-type="string">
            <text:p>Vatika</text:p>
          </table:table-cell>
          <table:table-cell/>
          <table:table-cell office:value-type="float" office:value="1.88288497924805" calcext:value-type="float">
            <text:p>1.882884979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2"/>
          <table:table-cell table:style-name="ce4" office:value-type="string" calcext:value-type="string">
            <text:p>Vatika</text:p>
          </table:table-cell>
          <table:table-cell table:style-name="ce5" office:value-type="float" office:value="3.14000010490417" calcext:value-type="float">
            <text:p>3.1400001049</text:p>
          </table:table-cell>
          <table:table-cell office:value-type="float" office:value="1.97218668460846" calcext:value-type="float">
            <text:p>1.9721866846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.13000011444092" calcext:value-type="float">
            <text:p>2.1300001144</text:p>
          </table:table-cell>
          <table:table-cell office:value-type="float" office:value="2.95805549621582" calcext:value-type="float">
            <text:p>2.9580554962</text:p>
          </table:table-cell>
          <table:table-cell office:value-type="float" office:value="1.44000005722046" calcext:value-type="float">
            <text:p>1.4400000572</text:p>
          </table:table-cell>
          <table:table-cell table:formula="of:=[.C3]+[.D3]" office:value-type="float" office:value="5.08805561065674" calcext:value-type="float">
            <text:p>5.0880556107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.20000004768372" calcext:value-type="float">
            <text:p>1.2000000477</text:p>
          </table:table-cell>
          <table:table-cell office:value-type="float" office:value="100.099998474121" calcext:value-type="float">
            <text:p>100.0999984741</text:p>
          </table:table-cell>
          <table:table-cell office:value-type="float" office:value="3132" calcext:value-type="float">
            <text:p>3132</text:p>
          </table:table-cell>
          <table:table-cell office:value-type="string" calcext:value-type="string">
            <text:p>0qweqwe</text:p>
          </table:table-cell>
          <table:table-cell table:number-columns-repeated="2" office:value-type="string" calcext:value-type="string">
            <text:p>1HelloWorld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3.01027607917786" calcext:value-type="float">
            <text:p>3.010276079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3.74029731750488" calcext:value-type="float">
            <text:p>3.740297317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53405141830444" calcext:value-type="float">
            <text:p>5.5340514183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3"/>
          <table:table-cell office:value-type="float" office:value="7.99505281448364" calcext:value-type="float">
            <text:p>7.9950528145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Vatika</text:p>
          </table:table-cell>
          <table:table-cell office:value-type="float" office:value="8.22893333435059" calcext:value-type="float">
            <text:p>8.2289333344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8.61428642272949" calcext:value-type="float">
            <text:p>8.6142864227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9.26181411743164" calcext:value-type="float">
            <text:p>9.261814117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0.9338541030884" calcext:value-type="float">
            <text:p>10.9338541031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1.5220937728882" calcext:value-type="float">
            <text:p>11.5220937729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1.9419727325439" calcext:value-type="float">
            <text:p>11.9419727325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2.5783443450928" calcext:value-type="float">
            <text:p>12.5783443451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3.1687202453613" calcext:value-type="float">
            <text:p>13.1687202454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3.9928503036499" calcext:value-type="float">
            <text:p>13.9928503036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4.3688125610352" calcext:value-type="float">
            <text:p>14.368812561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6.0359840393066" calcext:value-type="float">
            <text:p>16.0359840393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6.3315505981445" calcext:value-type="float">
            <text:p>16.3315505981</text:p>
          </table:table-cell>
          <table:table-cell table:number-columns-repeated="6"/>
          <table:table-cell office:value-type="string" calcext:value-type="string">
            <text:p>Hello world</text:p>
          </table:table-cell>
        </table:table-row>
        <table:table-row table:style-name="ro1">
          <table:table-cell table:number-columns-repeated="3"/>
          <table:table-cell office:value-type="float" office:value="16.5669822692871" calcext:value-type="float">
            <text:p>16.5669822693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6.5895252227783" calcext:value-type="float">
            <text:p>16.5895252228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6.7189636230469" calcext:value-type="float">
            <text:p>16.718963623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7.5765781402588" calcext:value-type="float">
            <text:p>17.5765781403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8.5435409545898" calcext:value-type="float">
            <text:p>18.5435409546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9.7567253112793" calcext:value-type="float">
            <text:p>19.7567253113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21.7930335998535" calcext:value-type="float">
            <text:p>21.7930335999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23.7390880584717" calcext:value-type="float">
            <text:p>23.7390880585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24.805835723877" calcext:value-type="float">
            <text:p>24.8058357239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25.3344497680664" calcext:value-type="float">
            <text:p>25.3344497681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26.6243839263916" calcext:value-type="float">
            <text:p>26.6243839264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27.0298843383789" calcext:value-type="float">
            <text:p>27.0298843384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27.6191692352295" calcext:value-type="float">
            <text:p>27.6191692352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30.5450000762939" calcext:value-type="float">
            <text:p>30.5450000763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30.8648319244385" calcext:value-type="float">
            <text:p>30.8648319244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31.3453121185303" calcext:value-type="float">
            <text:p>31.3453121185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32.8217277526855" calcext:value-type="float">
            <text:p>32.8217277527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32.8860130310059" calcext:value-type="float">
            <text:p>32.886013031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32.9222526550293" calcext:value-type="float">
            <text:p>32.922252655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33.4884262084961" calcext:value-type="float">
            <text:p>33.4884262085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35.0115737915039" calcext:value-type="float">
            <text:p>35.0115737915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35.072380065918" calcext:value-type="float">
            <text:p>35.0723800659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46.7287483215332" calcext:value-type="float">
            <text:p>46.7287483215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48.0875778198242" calcext:value-type="float">
            <text:p>48.0875778198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48.345832824707" calcext:value-type="float">
            <text:p>48.3458328247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49.265438079834" calcext:value-type="float">
            <text:p>49.2654380798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49.7747688293457" calcext:value-type="float">
            <text:p>49.7747688293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49.8212127685547" calcext:value-type="float">
            <text:p>49.8212127686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49.8212127685547" calcext:value-type="float">
            <text:p>49.8212127686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5">00/00/0000</text:date>, <text:time style:data-style-name="N2" text:time-value="00:38:29.44643137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4T13:24:41.670577789</meta:creation-date>
    <dc:date>2016-09-15T00:38:43.270114979</dc:date>
    <meta:editing-duration>P0D</meta:editing-duration>
    <meta:editing-cycles>4</meta:editing-cycles>
    <meta:generator>LibreOffice/5.1.4.2$Linux_X86_64 LibreOffice_project/10m0$Build-2</meta:generator>
    <meta:document-statistic meta:table-count="3" meta:cell-count="146" meta:object-count="0"/>
  </office:meta>
</office:document-meta>
</file>